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8pt" officeooo:rsid="00582b9e" officeooo:paragraph-rsid="00582b9e" style:font-size-asian="18pt" style:font-size-complex="18pt"/>
    </style:style>
    <style:style style:name="P2" style:family="paragraph" style:parent-style-name="Preformatted_20_Text">
      <style:text-properties style:font-name="Liberation Serif" fo:font-size="12pt" fo:font-weight="bold" officeooo:rsid="00384b93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style:font-name="Liberation Serif" fo:font-weight="normal" officeooo:paragraph-rsid="005988ef" style:font-weight-asian="normal" style:font-weight-complex="normal"/>
    </style:style>
    <style:style style:name="T1" style:family="text">
      <style:text-properties fo:font-size="12pt" officeooo:rsid="00384b93" style:font-size-asian="12pt" style:font-size-complex="12pt"/>
    </style:style>
    <style:style style:name="T2" style:family="text">
      <style:text-properties fo:font-size="12pt" officeooo:rsid="00582b9e" style:font-size-asian="12pt" style:font-size-complex="12pt"/>
    </style:style>
    <style:style style:name="T3" style:family="text">
      <style:text-properties fo:font-size="12pt" officeooo:rsid="036bf811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84b9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<text:span text:style-name="T5">F</text:span><text:span text:style-name="T4">ile Configuration</text:span></text:p>
      <text:p text:style-name="P3"><text:span text:style-name="T1">#<text:line-break/># MBox Viewer supports Windows Registry based configuration and the file based configuration.</text:span></text:p>
      <text:p text:style-name="P3"><text:span text:style-name="T3"># By default, Windows Registry is used to store configuration data.</text:span><text:span text:style-name="T1"><text:line-break/># During startup, the MBox Viewer will check whether the MBoxViewer.config file exists and </text:span><text:span text:style-name="T2">is</text:span><text:span text:style-name="T1"> writeable in:<text:line-break/>#<text:line-break/># <text:s text:c="2"/>1) the Config subfolder under the MBox Viewer software installation folder <text:s/>or<text:line-break/># <text:s text:c="2"/>2) in the UMBoxViewer\Config subfolder under the <text:s/>user specific folder created by Windows system <text:line-break/># <text:s text:c="7"/>example : C:\Users\UserName\AppData\Local\UMBoxViewer\Config<text:line-break/>#<text:line-break/># The config file format is similar to the format of ".reg" registry file<text:line-break/># [UMBoxViewer\LastSelection]<text:line-break/># "parameter"="value"<text:line-break/>#<text:line-break/># White spaces are not allowed in the front of each line and around "=" character.<text:line-break/># All parameter values are encoded as strings and converted by MBox Viewer to numbers or other data types when needed.<text:line-break/>#<text:line-break/># MBoxViewer.config file must be encoded as UTF16LE BOM file<text:line-break/>#<text:line-break/># MBoxViewer.config.sample file is included in the software package under the Config folder.<text:line-break/># In order to enable MBox Viewer to use the file based configuration, <text:line-break/># user needs to rename this file to MBoxViewer.config file or copy the sample file<text:line-break/># to C:\Users\UserName\AppData\Local\UMBoxViewer\Config folder and rename.<text:line-break/>#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dc:date>2024-12-31T01:55:27.666000000</dc:date>
    <meta:editing-duration>PT4H26M4S</meta:editing-duration>
    <meta:editing-cycles>50</meta:editing-cycles>
    <meta:document-statistic meta:table-count="0" meta:image-count="0" meta:object-count="0" meta:page-count="1" meta:paragraph-count="3" meta:word-count="194" meta:character-count="1266" meta:non-whitespace-character-count="1060"/>
  </office:meta>
</office:document-meta>
</file>